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68.84pt"/>
    </style:style>
    <style:style style:name="co5" style:family="table-column">
      <style:table-column-properties fo:break-before="auto" style:column-width="72.79pt"/>
    </style:style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3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0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fffbcc" fo:border="0.06pt solid #000000"/>
    </style:style>
    <style:style style:name="ce12" style:family="table-cell" style:parent-style-name="Default" style:data-style-name="N100"/>
    <style:style style:name="ce4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1"/>
    <style:style style:name="ce51" style:family="table-cell" style:parent-style-name="Default" style:data-style-name="N11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bcc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4" style:family="table-cell" style:parent-style-name="Default">
      <style:table-cell-properties fo:wrap-option="wrap" style:vertical-align="top"/>
    </style:style>
    <style:style style:name="ce2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6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2"/>
        <table:table-column table:style-name="co6" table:default-cell-style-name="Default"/>
        <table:table-column table:style-name="co1" table:number-columns-repeated="61" table:default-cell-style-name="Default"/>
        <table:table-row table:style-name="ro1">
          <table:table-cell table:style-name="ce7" office:value-type="string" calcext:value-type="string" table:number-columns-spanned="13" table:number-rows-spanned="1">
            <text:p>NILAI MATA KULIAH METODE NUMERIK DAN TEKNIK KOMPUTASI 2019/2020</text:p>
          </table:table-cell>
          <table:covered-table-cell table:number-columns-repeated="12"/>
          <table:table-cell table:number-columns-repeated="51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PERSENTASE NILAI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48" office:value-type="string" calcext:value-type="string">
            <text:p>TUGAS</text:p>
          </table:table-cell>
          <table:table-cell table:style-name="ce50" office:value-type="percentage" office:value="0.3" calcext:value-type="percentage">
            <text:p>3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KUIS</text:p>
          </table:table-cell>
          <table:table-cell table:style-name="ce50" office:value-type="percentage" office:value="0.2" calcext:value-type="percentage">
            <text:p>20.00%</text:p>
          </table:table-cell>
          <table:table-cell office:value-type="string" calcext:value-type="string">
            <text:p><text:s/>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UTS</text:p>
          </table:table-cell>
          <table:table-cell table:style-name="ce50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UAS</text:p>
          </table:table-cell>
          <table:table-cell table:style-name="ce50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TOTAL</text:p>
          </table:table-cell>
          <table:table-cell table:style-name="ce51" table:formula="of:=SUM([.D3:.D6])" office:value-type="percentage" office:value="0.9" calcext:value-type="percentage">
            <text:p>9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/>
          <table:table-cell table:style-name="ce51"/>
          <table:table-cell table:number-columns-repeated="60"/>
        </table:table-row>
        <table:table-row table:style-name="ro1">
          <table:table-cell table:style-name="ce43" office:value-type="string" calcext:value-type="string" table:number-columns-spanned="1" table:number-rows-spanned="2">
            <text:p>NO.</text:p>
          </table:table-cell>
          <table:table-cell table:style-name="ce43" office:value-type="string" calcext:value-type="string" table:number-columns-spanned="1" table:number-rows-spanned="2">
            <text:p>NIM</text:p>
          </table:table-cell>
          <table:table-cell table:style-name="ce43" office:value-type="string" calcext:value-type="string" table:number-columns-spanned="1" table:number-rows-spanned="2">
            <text:p>NAMA</text:p>
          </table:table-cell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18" office:value-type="string" calcext:value-type="string" table:number-columns-spanned="4" table:number-rows-spanned="1">
            <text:p>TUGAS</text:p>
          </table:table-cell>
          <table:covered-table-cell table:style-name="ce18"/>
          <table:covered-table-cell table:number-columns-repeated="2" table:style-name="ce53"/>
          <table:table-cell table:style-name="ce18" office:value-type="string" calcext:value-type="string" table:number-columns-spanned="2" table:number-rows-spanned="1">
            <text:p>KUIS</text:p>
          </table:table-cell>
          <table:covered-table-cell table:style-name="ce53"/>
          <table:table-cell table:style-name="ce53"/>
          <table:table-cell table:style-name="ce18" office:value-type="string" calcext:value-type="string" table:number-columns-spanned="1" table:number-rows-spanned="2">
            <text:p>UTS</text:p>
          </table:table-cell>
          <table:table-cell table:style-name="ce18" office:value-type="string" calcext:value-type="string" table:number-columns-spanned="1" table:number-rows-spanned="2">
            <text:p>UAS</text:p>
          </table:table-cell>
          <table:table-cell table:style-name="ce43" office:value-type="string" calcext:value-type="string" table:number-columns-spanned="1" table:number-rows-spanned="2">
            <text:p>ASISTENSI</text:p>
          </table:table-cell>
          <table:table-cell table:number-columns-repeated="50"/>
        </table:table-row>
        <table:table-row table:style-name="ro1">
          <table:covered-table-cell table:style-name="ce9"/>
          <table:covered-table-cell table:number-columns-repeated="3" table:style-name="ce47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Rata – Rata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Rata – Rata</text:p>
          </table:table-cell>
          <table:covered-table-cell table:number-columns-repeated="2" table:style-name="ce53"/>
          <table:covered-table-cell table:style-name="ce9"/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1</text:p>
          </table:table-cell>
          <table:table-cell table:style-name="ce44" office:value-type="string" calcext:value-type="string">
            <text:p>Abdul Rahman</text:p>
          </table:table-cell>
          <table:table-cell table:style-name="ce44" table:formula="of:=[#REF!]*[#REF!]/16*100+[.$D$3]*AVERAGE([.E11:.H11])+[.$D$4]*AVERAGE([.I11:.J11])+[.$D$5]*[.L11]+[.$D$6]*[.M11]" office:value-type="string" office:string-value="" calcext:value-type="error">
            <text:p>#VALUE!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table:formula="of:=CEILING(AVERAGE([.E11:.G11])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11:.J11]))" office:value-type="float" office:value="41" calcext:value-type="float">
            <text:p>41</text:p>
          </table:table-cell>
          <table:table-cell table:style-name="ce44" table:formula="of:=CEILING(AVERAGE([.H11];[.K11]))" office:value-type="float" office:value="21" calcext:value-type="float">
            <text:p>21</text:p>
          </table:table-cell>
          <table:table-cell table:style-name="ce44" table:formula="of:=CEILING(AVERAGE([.L11];[.K11];[.H11]))" office:value-type="float" office:value="21" calcext:value-type="float">
            <text:p>2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2</text:p>
          </table:table-cell>
          <table:table-cell table:style-name="ce44" office:value-type="string" calcext:value-type="string">
            <text:p>Achmad Faizal Abdillah</text:p>
          </table:table-cell>
          <table:table-cell table:style-name="ce44" table:formula="of:=[#REF!]*[#REF!]/16*100+[.$D$3]*AVERAGE([.E12:.H12])+[.$D$4]*AVERAGE([.I12:.J12])+[.$D$5]*[.L12]+[.$D$6]*[.M12]" office:value-type="string" office:string-value="" calcext:value-type="error">
            <text:p>#VALUE!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table:formula="of:=CEILING(AVERAGE([.E12:.G12]))" office:value-type="float" office:value="19" calcext:value-type="float">
            <text:p>1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12:.J12]))" office:value-type="float" office:value="61" calcext:value-type="float">
            <text:p>61</text:p>
          </table:table-cell>
          <table:table-cell table:style-name="ce44" table:formula="of:=CEILING(AVERAGE([.H12];[.K12]))" office:value-type="float" office:value="40" calcext:value-type="float">
            <text:p>40</text:p>
          </table:table-cell>
          <table:table-cell table:style-name="ce44" table:formula="of:=CEILING(AVERAGE([.L12];[.K12];[.H12]))" office:value-type="float" office:value="40" calcext:value-type="float">
            <text:p>4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3</text:p>
          </table:table-cell>
          <table:table-cell table:style-name="ce44" office:value-type="string" calcext:value-type="string">
            <text:p>Adji Fadhlurrohman Habib</text:p>
          </table:table-cell>
          <table:table-cell table:style-name="ce44" table:formula="of:=[#REF!]*[#REF!]/16*100+[.$D$3]*AVERAGE([.E13:.H13])+[.$D$4]*AVERAGE([.I13:.J13])+[.$D$5]*[.L13]+[.$D$6]*[.M13]" office:value-type="string" office:string-value="" calcext:value-type="error">
            <text:p>#VALUE!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13:.G13]))" office:value-type="float" office:value="75" calcext:value-type="float">
            <text:p>75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13:.J13]))" office:value-type="float" office:value="68" calcext:value-type="float">
            <text:p>68</text:p>
          </table:table-cell>
          <table:table-cell table:style-name="ce44" table:formula="of:=CEILING(AVERAGE([.H13];[.K13]))" office:value-type="float" office:value="72" calcext:value-type="float">
            <text:p>72</text:p>
          </table:table-cell>
          <table:table-cell table:style-name="ce44" table:formula="of:=CEILING(AVERAGE([.L13];[.K13];[.H13];[.N13]))" office:value-type="float" office:value="74" calcext:value-type="float">
            <text:p>74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4</text:p>
          </table:table-cell>
          <table:table-cell table:style-name="ce44" office:value-type="string" calcext:value-type="string">
            <text:p>Ahmad Rizal Syahbirin</text:p>
          </table:table-cell>
          <table:table-cell table:style-name="ce44" table:formula="of:=[#REF!]*[#REF!]/16*100+[.$D$3]*AVERAGE([.E14:.H14])+[.$D$4]*AVERAGE([.I14:.J14])+[.$D$5]*[.L14]+[.$D$6]*[.M14]" office:value-type="string" office:string-value="" calcext:value-type="error">
            <text:p>#VALUE!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14:.G14]))" office:value-type="float" office:value="64" calcext:value-type="float">
            <text:p>64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14:.J14]))" office:value-type="float" office:value="56" calcext:value-type="float">
            <text:p>56</text:p>
          </table:table-cell>
          <table:table-cell table:style-name="ce44" table:formula="of:=CEILING(AVERAGE([.H14];[.K14]))" office:value-type="float" office:value="60" calcext:value-type="float">
            <text:p>60</text:p>
          </table:table-cell>
          <table:table-cell table:style-name="ce44" table:formula="of:=CEILING(AVERAGE([.L14];[.K14];[.H14];[.N14]))" office:value-type="float" office:value="65" calcext:value-type="float">
            <text:p>65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5</text:p>
          </table:table-cell>
          <table:table-cell table:style-name="ce44" office:value-type="string" calcext:value-type="string">
            <text:p>Ahmad Rizaldy Hr</text:p>
          </table:table-cell>
          <table:table-cell table:style-name="ce44" table:formula="of:=[#REF!]*[#REF!]/16*100+[.$D$3]*AVERAGE([.E15:.H15])+[.$D$4]*AVERAGE([.I15:.J15])+[.$D$5]*[.L15]+[.$D$6]*[.M15]" office:value-type="string" office:string-value="" calcext:value-type="error">
            <text:p>#VALUE!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15:.G15]))" office:value-type="float" office:value="80" calcext:value-type="float">
            <text:p>80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15:.J15]))" office:value-type="float" office:value="71" calcext:value-type="float">
            <text:p>71</text:p>
          </table:table-cell>
          <table:table-cell table:style-name="ce44" table:formula="of:=CEILING(AVERAGE([.H15];[.K15]))" office:value-type="float" office:value="76" calcext:value-type="float">
            <text:p>76</text:p>
          </table:table-cell>
          <table:table-cell table:style-name="ce44" table:formula="of:=CEILING(AVERAGE([.L15];[.K15];[.H15];[.N15]))" office:value-type="float" office:value="82" calcext:value-type="float">
            <text:p>82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6</text:p>
          </table:table-cell>
          <table:table-cell table:style-name="ce44" office:value-type="string" calcext:value-type="string">
            <text:p>Akbar Mubarok</text:p>
          </table:table-cell>
          <table:table-cell table:style-name="ce44" table:formula="of:=[#REF!]*[#REF!]/16*100+[.$D$3]*AVERAGE([.E16:.H16])+[.$D$4]*AVERAGE([.I16:.J16])+[.$D$5]*[.L16]+[.$D$6]*[.M16]" office:value-type="string" office:string-value="" calcext:value-type="error">
            <text:p>#VALUE!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16:.G16]))" office:value-type="float" office:value="75" calcext:value-type="float">
            <text:p>7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16:.J16]))" office:value-type="float" office:value="83" calcext:value-type="float">
            <text:p>83</text:p>
          </table:table-cell>
          <table:table-cell table:style-name="ce44" table:formula="of:=CEILING(AVERAGE([.H16];[.K16]))" office:value-type="float" office:value="79" calcext:value-type="float">
            <text:p>79</text:p>
          </table:table-cell>
          <table:table-cell table:style-name="ce44" table:formula="of:=CEILING(AVERAGE([.L16];[.K16];[.H16];[.N16]))" office:value-type="float" office:value="85" calcext:value-type="float">
            <text:p>85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7</text:p>
          </table:table-cell>
          <table:table-cell table:style-name="ce44" office:value-type="string" calcext:value-type="string">
            <text:p>Akhmad Maliki</text:p>
          </table:table-cell>
          <table:table-cell table:style-name="ce44" table:formula="of:=[#REF!]*[#REF!]/16*100+[.$D$3]*AVERAGE([.E17:.H17])+[.$D$4]*AVERAGE([.I17:.J17])+[.$D$5]*[.L17]+[.$D$6]*[.M17]" office:value-type="string" office:string-value="" calcext:value-type="error">
            <text:p>#VALUE!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E17:.G17]))" office:value-type="float" office:value="57" calcext:value-type="float">
            <text:p>57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17:.J17]))" office:value-type="float" office:value="76" calcext:value-type="float">
            <text:p>76</text:p>
          </table:table-cell>
          <table:table-cell table:style-name="ce44" table:formula="of:=CEILING(AVERAGE([.H17];[.K17]))" office:value-type="float" office:value="67" calcext:value-type="float">
            <text:p>67</text:p>
          </table:table-cell>
          <table:table-cell table:style-name="ce44" table:formula="of:=CEILING(AVERAGE([.L17];[.K17];[.H17];[.N17]))" office:value-type="float" office:value="73" calcext:value-type="float">
            <text:p>73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8</text:p>
          </table:table-cell>
          <table:table-cell table:style-name="ce44" office:value-type="string" calcext:value-type="string">
            <text:p>Albar Zuda Al-Zubier</text:p>
          </table:table-cell>
          <table:table-cell table:style-name="ce44" table:formula="of:=[#REF!]*[#REF!]/16*100+[.$D$3]*AVERAGE([.E18:.H18])+[.$D$4]*AVERAGE([.I18:.J18])+[.$D$5]*[.L18]+[.$D$6]*[.M18]" office:value-type="string" office:string-value="" calcext:value-type="error">
            <text:p>#VALUE!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formula="of:=CEILING(AVERAGE([.E18:.G18]))" office:value-type="float" office:value="47" calcext:value-type="float">
            <text:p>4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18:.J18]))" office:value-type="float" office:value="61" calcext:value-type="float">
            <text:p>61</text:p>
          </table:table-cell>
          <table:table-cell table:style-name="ce44" table:formula="of:=CEILING(AVERAGE([.H18];[.K18]))" office:value-type="float" office:value="54" calcext:value-type="float">
            <text:p>54</text:p>
          </table:table-cell>
          <table:table-cell table:style-name="ce44" table:formula="of:=CEILING(AVERAGE([.L18];[.K18];[.H18];[.N18]))" office:value-type="float" office:value="63" calcext:value-type="float">
            <text:p>63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9</text:p>
          </table:table-cell>
          <table:table-cell table:style-name="ce44" office:value-type="string" calcext:value-type="string">
            <text:p>Alvin Dwi Saputra</text:p>
          </table:table-cell>
          <table:table-cell table:style-name="ce44" table:formula="of:=[#REF!]*[#REF!]/16*100+[.$D$3]*AVERAGE([.E19:.H19])+[.$D$4]*AVERAGE([.I19:.J19])+[.$D$5]*[.L19]+[.$D$6]*[.M19]" office:value-type="string" office:string-value="" calcext:value-type="error">
            <text:p>#VALUE!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E19:.G19]))" office:value-type="float" office:value="67" calcext:value-type="float">
            <text:p>67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19:.J19]))" office:value-type="float" office:value="63" calcext:value-type="float">
            <text:p>63</text:p>
          </table:table-cell>
          <table:table-cell table:style-name="ce44" table:formula="of:=CEILING(AVERAGE([.H19];[.K19]))" office:value-type="float" office:value="65" calcext:value-type="float">
            <text:p>65</text:p>
          </table:table-cell>
          <table:table-cell table:style-name="ce44" table:formula="of:=CEILING(AVERAGE([.L19];[.K19];[.H19];[.N19]))" office:value-type="float" office:value="72" calcext:value-type="float">
            <text:p>72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0</text:p>
          </table:table-cell>
          <table:table-cell table:style-name="ce44" office:value-type="string" calcext:value-type="string">
            <text:p>Amalia Rahmi</text:p>
          </table:table-cell>
          <table:table-cell table:style-name="ce44" table:formula="of:=[#REF!]*[#REF!]/16*100+[.$D$3]*AVERAGE([.E20:.H20])+[.$D$4]*AVERAGE([.I20:.J20])+[.$D$5]*[.L20]+[.$D$6]*[.M20]" office:value-type="string" office:string-value="" calcext:value-type="error">
            <text:p>#VALUE!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20:.G20]))" office:value-type="float" office:value="65" calcext:value-type="float">
            <text:p>65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20:.J20]))" office:value-type="float" office:value="71" calcext:value-type="float">
            <text:p>71</text:p>
          </table:table-cell>
          <table:table-cell table:style-name="ce44" table:formula="of:=CEILING(AVERAGE([.H20];[.K20]))" office:value-type="float" office:value="68" calcext:value-type="float">
            <text:p>68</text:p>
          </table:table-cell>
          <table:table-cell table:style-name="ce44" table:formula="of:=CEILING(AVERAGE([.L20];[.K20];[.H20]))" office:value-type="float" office:value="68" calcext:value-type="float">
            <text:p>68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1</text:p>
          </table:table-cell>
          <table:table-cell table:style-name="ce44" office:value-type="string" calcext:value-type="string">
            <text:p>Andhika Rufty Pratiwi</text:p>
          </table:table-cell>
          <table:table-cell table:style-name="ce44" table:formula="of:=[#REF!]*[#REF!]/16*100+[.$D$3]*AVERAGE([.E21:.H21])+[.$D$4]*AVERAGE([.I21:.J21])+[.$D$5]*[.L21]+[.$D$6]*[.M21]" office:value-type="string" office:string-value="" calcext:value-type="error">
            <text:p>#VALUE!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21:.G21]))" office:value-type="float" office:value="57" calcext:value-type="float">
            <text:p>5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21:.J21]))" office:value-type="float" office:value="61" calcext:value-type="float">
            <text:p>61</text:p>
          </table:table-cell>
          <table:table-cell table:style-name="ce44" table:formula="of:=CEILING(AVERAGE([.H21];[.K21]))" office:value-type="float" office:value="59" calcext:value-type="float">
            <text:p>59</text:p>
          </table:table-cell>
          <table:table-cell table:style-name="ce44" table:formula="of:=CEILING(AVERAGE([.L21];[.K21];[.H21]))" office:value-type="float" office:value="59" calcext:value-type="float">
            <text:p>59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2</text:p>
          </table:table-cell>
          <table:table-cell table:style-name="ce44" office:value-type="string" calcext:value-type="string">
            <text:p>Andi Ilham</text:p>
          </table:table-cell>
          <table:table-cell table:style-name="ce44" table:formula="of:=[#REF!]*[#REF!]/16*100+[.$D$3]*AVERAGE([.E22:.H22])+[.$D$4]*AVERAGE([.I22:.J22])+[.$D$5]*[.L22]+[.$D$6]*[.M22]" office:value-type="string" office:string-value="" calcext:value-type="error">
            <text:p>#VALUE!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E22:.G22]))" office:value-type="float" office:value="65" calcext:value-type="float">
            <text:p>65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22:.J22]))" office:value-type="float" office:value="71" calcext:value-type="float">
            <text:p>71</text:p>
          </table:table-cell>
          <table:table-cell table:style-name="ce44" table:formula="of:=CEILING(AVERAGE([.H22];[.K22]))" office:value-type="float" office:value="68" calcext:value-type="float">
            <text:p>68</text:p>
          </table:table-cell>
          <table:table-cell table:style-name="ce44" table:formula="of:=CEILING(AVERAGE([.L22];[.K22];[.H22];[.N22]))" office:value-type="float" office:value="71" calcext:value-type="float">
            <text:p>71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3</text:p>
          </table:table-cell>
          <table:table-cell table:style-name="ce44" office:value-type="string" calcext:value-type="string">
            <text:p>Angga Aulia Rahman</text:p>
          </table:table-cell>
          <table:table-cell table:style-name="ce44" table:formula="of:=[#REF!]*[#REF!]/16*100+[.$D$3]*AVERAGE([.E23:.H23])+[.$D$4]*AVERAGE([.I23:.J23])+[.$D$5]*[.L23]+[.$D$6]*[.M23]" office:value-type="string" office:string-value="" calcext:value-type="error">
            <text:p>#VALUE!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23:.G23]))" office:value-type="float" office:value="75" calcext:value-type="float">
            <text:p>7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23:.J23]))" office:value-type="float" office:value="66" calcext:value-type="float">
            <text:p>66</text:p>
          </table:table-cell>
          <table:table-cell table:style-name="ce44" table:formula="of:=CEILING(AVERAGE([.H23];[.K23]))" office:value-type="float" office:value="71" calcext:value-type="float">
            <text:p>71</text:p>
          </table:table-cell>
          <table:table-cell table:style-name="ce44" table:formula="of:=CEILING(AVERAGE([.L23];[.K23];[.H23];[.N23]))" office:value-type="float" office:value="76" calcext:value-type="float">
            <text:p>76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4</text:p>
          </table:table-cell>
          <table:table-cell table:style-name="ce44" office:value-type="string" calcext:value-type="string">
            <text:p>Anzan Aulia Yahya</text:p>
          </table:table-cell>
          <table:table-cell table:style-name="ce44" table:formula="of:=[#REF!]*[#REF!]/16*100+[.$D$3]*AVERAGE([.E24:.H24])+[.$D$4]*AVERAGE([.I24:.J24])+[.$D$5]*[.L24]+[.$D$6]*[.M24]" office:value-type="string" office:string-value="" calcext:value-type="error">
            <text:p>#VALUE!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24:.G24]))" office:value-type="float" office:value="72" calcext:value-type="float">
            <text:p>72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24:.J24]))" office:value-type="float" office:value="61" calcext:value-type="float">
            <text:p>61</text:p>
          </table:table-cell>
          <table:table-cell table:style-name="ce44" table:formula="of:=CEILING(AVERAGE([.H24];[.K24]))" office:value-type="float" office:value="67" calcext:value-type="float">
            <text:p>67</text:p>
          </table:table-cell>
          <table:table-cell table:style-name="ce44" table:formula="of:=CEILING(AVERAGE([.L24];[.K24];[.H24];[.N24]))" office:value-type="float" office:value="70" calcext:value-type="float">
            <text:p>70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5</text:p>
          </table:table-cell>
          <table:table-cell table:style-name="ce44" office:value-type="string" calcext:value-type="string">
            <text:p>Arief Fadhilah Rahman</text:p>
          </table:table-cell>
          <table:table-cell table:style-name="ce44" table:formula="of:=[#REF!]*[#REF!]/16*100+[.$D$3]*AVERAGE([.E25:.H25])+[.$D$4]*AVERAGE([.I25:.J25])+[.$D$5]*[.L25]+[.$D$6]*[.M25]" office:value-type="string" office:string-value="" calcext:value-type="error">
            <text:p>#VALUE!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E25:.G25]))" office:value-type="float" office:value="70" calcext:value-type="float">
            <text:p>7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25:.J25]))" office:value-type="float" office:value="83" calcext:value-type="float">
            <text:p>83</text:p>
          </table:table-cell>
          <table:table-cell table:style-name="ce44" table:formula="of:=CEILING(AVERAGE([.H25];[.K25]))" office:value-type="float" office:value="77" calcext:value-type="float">
            <text:p>77</text:p>
          </table:table-cell>
          <table:table-cell table:style-name="ce44" table:formula="of:=CEILING(AVERAGE([.L25];[.K25];[.H25];[.N25]))" office:value-type="float" office:value="80" calcext:value-type="float">
            <text:p>8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6</text:p>
          </table:table-cell>
          <table:table-cell table:style-name="ce44" office:value-type="string" calcext:value-type="string">
            <text:p>Arjun Priambodo</text:p>
          </table:table-cell>
          <table:table-cell table:style-name="ce44" table:formula="of:=[#REF!]*[#REF!]/16*100+[.$D$3]*AVERAGE([.E26:.H26])+[.$D$4]*AVERAGE([.I26:.J26])+[.$D$5]*[.L26]+[.$D$6]*[.M26]" office:value-type="string" office:string-value="" calcext:value-type="error">
            <text:p>#VALUE!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formula="of:=CEILING(AVERAGE([.E26:.G26]))" office:value-type="float" office:value="39" calcext:value-type="float">
            <text:p>3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26:.J26]))" office:value-type="float" office:value="61" calcext:value-type="float">
            <text:p>61</text:p>
          </table:table-cell>
          <table:table-cell table:style-name="ce44" table:formula="of:=CEILING(AVERAGE([.H26];[.K26]))" office:value-type="float" office:value="50" calcext:value-type="float">
            <text:p>50</text:p>
          </table:table-cell>
          <table:table-cell table:style-name="ce44" table:formula="of:=CEILING(AVERAGE([.L26];[.K26];[.H26];[.N26]))" office:value-type="float" office:value="58" calcext:value-type="float">
            <text:p>58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7</text:p>
          </table:table-cell>
          <table:table-cell table:style-name="ce44" office:value-type="string" calcext:value-type="string">
            <text:p>Arkanadi Kahfi</text:p>
          </table:table-cell>
          <table:table-cell table:style-name="ce44" table:formula="of:=[#REF!]*[#REF!]/16*100+[.$D$3]*AVERAGE([.E27:.H27])+[.$D$4]*AVERAGE([.I27:.J27])+[.$D$5]*[.L27]+[.$D$6]*[.M27]" office:value-type="string" office:string-value="" calcext:value-type="error">
            <text:p>#VALUE!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table:formula="of:=CEILING(AVERAGE([.E27:.G27])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27:.J27]))" office:value-type="float" office:value="41" calcext:value-type="float">
            <text:p>41</text:p>
          </table:table-cell>
          <table:table-cell table:style-name="ce44" table:formula="of:=CEILING(AVERAGE([.H27];[.K27]))" office:value-type="float" office:value="21" calcext:value-type="float">
            <text:p>21</text:p>
          </table:table-cell>
          <table:table-cell table:style-name="ce44" table:formula="of:=CEILING(AVERAGE([.L27];[.K27];[.H27]))" office:value-type="float" office:value="21" calcext:value-type="float">
            <text:p>2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8</text:p>
          </table:table-cell>
          <table:table-cell table:style-name="ce44" office:value-type="string" calcext:value-type="string">
            <text:p>Arya Fatur Rahman</text:p>
          </table:table-cell>
          <table:table-cell table:style-name="ce44" table:formula="of:=[#REF!]*[#REF!]/16*100+[.$D$3]*AVERAGE([.E28:.H28])+[.$D$4]*AVERAGE([.I28:.J28])+[.$D$5]*[.L28]+[.$D$6]*[.M28]" office:value-type="string" office:string-value="" calcext:value-type="error">
            <text:p>#VALUE!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28:.G28]))" office:value-type="float" office:value="65" calcext:value-type="float">
            <text:p>65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28:.J28]))" office:value-type="float" office:value="78" calcext:value-type="float">
            <text:p>78</text:p>
          </table:table-cell>
          <table:table-cell table:style-name="ce44" table:formula="of:=CEILING(AVERAGE([.H28];[.K28]))" office:value-type="float" office:value="72" calcext:value-type="float">
            <text:p>72</text:p>
          </table:table-cell>
          <table:table-cell table:style-name="ce44" table:formula="of:=CEILING(AVERAGE([.L28];[.K28];[.H28]))" office:value-type="float" office:value="72" calcext:value-type="float">
            <text:p>7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9</text:p>
          </table:table-cell>
          <table:table-cell table:style-name="ce44" office:value-type="string" calcext:value-type="string">
            <text:p>Arya Golong Sutejo</text:p>
          </table:table-cell>
          <table:table-cell table:style-name="ce44" table:formula="of:=[#REF!]*[#REF!]/16*100+[.$D$3]*AVERAGE([.E29:.H29])+[.$D$4]*AVERAGE([.I29:.J29])+[.$D$5]*[.L29]+[.$D$6]*[.M29]" office:value-type="string" office:string-value="" calcext:value-type="error">
            <text:p>#VALUE!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29:.G29]))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29:.J29]))" office:value-type="float" office:value="53" calcext:value-type="float">
            <text:p>53</text:p>
          </table:table-cell>
          <table:table-cell table:style-name="ce44" table:formula="of:=CEILING(AVERAGE([.H29];[.K29]))" office:value-type="float" office:value="64" calcext:value-type="float">
            <text:p>64</text:p>
          </table:table-cell>
          <table:table-cell table:style-name="ce44" table:formula="of:=CEILING(AVERAGE([.L29];[.K29];[.H29];[.N29]))" office:value-type="float" office:value="73" calcext:value-type="float">
            <text:p>73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0</text:p>
          </table:table-cell>
          <table:table-cell table:style-name="ce44" office:value-type="string" calcext:value-type="string">
            <text:p>Arya Kurnia Pambudi</text:p>
          </table:table-cell>
          <table:table-cell table:style-name="ce44" table:formula="of:=[#REF!]*[#REF!]/16*100+[.$D$3]*AVERAGE([.E30:.H30])+[.$D$4]*AVERAGE([.I30:.J30])+[.$D$5]*[.L30]+[.$D$6]*[.M30]" office:value-type="string" office:string-value="" calcext:value-type="error">
            <text:p>#VALUE!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formula="of:=CEILING(AVERAGE([.E30:.G30]))" office:value-type="float" office:value="50" calcext:value-type="float">
            <text:p>50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30:.J30]))" office:value-type="float" office:value="71" calcext:value-type="float">
            <text:p>71</text:p>
          </table:table-cell>
          <table:table-cell table:style-name="ce44" table:formula="of:=CEILING(AVERAGE([.H30];[.K30]))" office:value-type="float" office:value="61" calcext:value-type="float">
            <text:p>61</text:p>
          </table:table-cell>
          <table:table-cell table:style-name="ce44" table:formula="of:=CEILING(AVERAGE([.L30];[.K30];[.H30];[.N30]))" office:value-type="float" office:value="68" calcext:value-type="float">
            <text:p>68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1</text:p>
          </table:table-cell>
          <table:table-cell table:style-name="ce44" office:value-type="string" calcext:value-type="string">
            <text:p>Azman</text:p>
          </table:table-cell>
          <table:table-cell table:style-name="ce44" table:formula="of:=[#REF!]*[#REF!]/16*100+[.$D$3]*AVERAGE([.E31:.H31])+[.$D$4]*AVERAGE([.I31:.J31])+[.$D$5]*[.L31]+[.$D$6]*[.M31]" office:value-type="string" office:string-value="" calcext:value-type="error">
            <text:p>#VALUE!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70" calcext:value-type="float">
            <text:p>70</text:p>
          </table:table-cell>
          <table:table-cell table:style-name="ce44" table:formula="of:=CEILING(AVERAGE([.E31:.G31]))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31:.J31]))" office:value-type="float" office:value="78" calcext:value-type="float">
            <text:p>78</text:p>
          </table:table-cell>
          <table:table-cell table:style-name="ce44" table:formula="of:=CEILING(AVERAGE([.H31];[.K31]))" office:value-type="float" office:value="76" calcext:value-type="float">
            <text:p>76</text:p>
          </table:table-cell>
          <table:table-cell table:style-name="ce44" table:formula="of:=CEILING(AVERAGE([.L31];[.K31];[.H31];[.N31]))" office:value-type="float" office:value="80" calcext:value-type="float">
            <text:p>8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2</text:p>
          </table:table-cell>
          <table:table-cell table:style-name="ce44" office:value-type="string" calcext:value-type="string">
            <text:p>Choiriansyah Ashari</text:p>
          </table:table-cell>
          <table:table-cell table:style-name="ce44" table:formula="of:=[#REF!]*[#REF!]/16*100+[.$D$3]*AVERAGE([.E32:.H32])+[.$D$4]*AVERAGE([.I32:.J32])+[.$D$5]*[.L32]+[.$D$6]*[.M32]" office:value-type="string" office:string-value="" calcext:value-type="error">
            <text:p>#VALUE!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75" calcext:value-type="float">
            <text:p>75</text:p>
          </table:table-cell>
          <table:table-cell table:style-name="ce44" table:formula="of:=CEILING(AVERAGE([.E32:.G32]))" office:value-type="float" office:value="72" calcext:value-type="float">
            <text:p>72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32:.J32]))" office:value-type="float" office:value="83" calcext:value-type="float">
            <text:p>83</text:p>
          </table:table-cell>
          <table:table-cell table:style-name="ce44" table:formula="of:=CEILING(AVERAGE([.H32];[.K32]))" office:value-type="float" office:value="78" calcext:value-type="float">
            <text:p>78</text:p>
          </table:table-cell>
          <table:table-cell table:style-name="ce44" table:formula="of:=CEILING(AVERAGE([.L32];[.K32];[.H32];[.N32]))" office:value-type="float" office:value="79" calcext:value-type="float">
            <text:p>79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3</text:p>
          </table:table-cell>
          <table:table-cell table:style-name="ce44" office:value-type="string" calcext:value-type="string">
            <text:p>Dandy Saputra</text:p>
          </table:table-cell>
          <table:table-cell table:style-name="ce44" table:formula="of:=[#REF!]*[#REF!]/16*100+[.$D$3]*AVERAGE([.E33:.H33])+[.$D$4]*AVERAGE([.I33:.J33])+[.$D$5]*[.L33]+[.$D$6]*[.M33]" office:value-type="string" office:string-value="" calcext:value-type="error">
            <text:p>#VALUE!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33:.G33]))" office:value-type="float" office:value="74" calcext:value-type="float">
            <text:p>7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33:.J33]))" office:value-type="float" office:value="83" calcext:value-type="float">
            <text:p>83</text:p>
          </table:table-cell>
          <table:table-cell table:style-name="ce44" table:formula="of:=CEILING(AVERAGE([.H33];[.K33]))" office:value-type="float" office:value="79" calcext:value-type="float">
            <text:p>79</text:p>
          </table:table-cell>
          <table:table-cell table:style-name="ce44" table:formula="of:=CEILING(AVERAGE([.L33];[.K33];[.H33];[.N33]))" office:value-type="float" office:value="84" calcext:value-type="float">
            <text:p>84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4</text:p>
          </table:table-cell>
          <table:table-cell table:style-name="ce44" office:value-type="string" calcext:value-type="string">
            <text:p>Daniel Manik</text:p>
          </table:table-cell>
          <table:table-cell table:style-name="ce44" table:formula="of:=[#REF!]*[#REF!]/16*100+[.$D$3]*AVERAGE([.E34:.H34])+[.$D$4]*AVERAGE([.I34:.J34])+[.$D$5]*[.L34]+[.$D$6]*[.M34]" office:value-type="string" office:string-value="" calcext:value-type="error">
            <text:p>#VALUE!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34:.G34]))" office:value-type="float" office:value="75" calcext:value-type="float">
            <text:p>7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34:.J34]))" office:value-type="float" office:value="61" calcext:value-type="float">
            <text:p>61</text:p>
          </table:table-cell>
          <table:table-cell table:style-name="ce44" table:formula="of:=CEILING(AVERAGE([.H34];[.K34]))" office:value-type="float" office:value="68" calcext:value-type="float">
            <text:p>68</text:p>
          </table:table-cell>
          <table:table-cell table:style-name="ce44" table:formula="of:=CEILING(AVERAGE([.L34];[.K34];[.H34]))" office:value-type="float" office:value="68" calcext:value-type="float">
            <text:p>68</text:p>
          </table:table-cell>
          <table:table-cell table:style-name="ce44" office:value-type="string" calcext:value-type="string">
            <text:p><text:s/>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5</text:p>
          </table:table-cell>
          <table:table-cell table:style-name="ce44" office:value-type="string" calcext:value-type="string">
            <text:p>Della Rahmayanti</text:p>
          </table:table-cell>
          <table:table-cell table:style-name="ce44" table:formula="of:=[#REF!]*[#REF!]/16*100+[.$D$3]*AVERAGE([.E35:.H35])+[.$D$4]*AVERAGE([.I35:.J35])+[.$D$5]*[.L35]+[.$D$6]*[.M35]" office:value-type="string" office:string-value="" calcext:value-type="error">
            <text:p>#VALUE!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35:.G35]))" office:value-type="float" office:value="74" calcext:value-type="float">
            <text:p>74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35:.J35]))" office:value-type="float" office:value="76" calcext:value-type="float">
            <text:p>76</text:p>
          </table:table-cell>
          <table:table-cell table:style-name="ce44" table:formula="of:=CEILING(AVERAGE([.H35];[.K35]))" office:value-type="float" office:value="75" calcext:value-type="float">
            <text:p>75</text:p>
          </table:table-cell>
          <table:table-cell table:style-name="ce44" table:formula="of:=CEILING(AVERAGE([.L35];[.K35];[.H35];[.N35]))" office:value-type="float" office:value="77" calcext:value-type="float">
            <text:p>77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6</text:p>
          </table:table-cell>
          <table:table-cell table:style-name="ce44" office:value-type="string" calcext:value-type="string">
            <text:p>Dikanuari Erdi Astama</text:p>
          </table:table-cell>
          <table:table-cell table:style-name="ce44" table:formula="of:=[#REF!]*[#REF!]/16*100+[.$D$3]*AVERAGE([.E36:.H36])+[.$D$4]*AVERAGE([.I36:.J36])+[.$D$5]*[.L36]+[.$D$6]*[.M36]" office:value-type="string" office:string-value="" calcext:value-type="error">
            <text:p>#VALUE!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36:.G36]))" office:value-type="float" office:value="75" calcext:value-type="float">
            <text:p>75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36:.J36]))" office:value-type="float" office:value="78" calcext:value-type="float">
            <text:p>78</text:p>
          </table:table-cell>
          <table:table-cell table:style-name="ce44" table:formula="of:=CEILING(AVERAGE([.H36];[.K36]))" office:value-type="float" office:value="77" calcext:value-type="float">
            <text:p>77</text:p>
          </table:table-cell>
          <table:table-cell table:style-name="ce44" table:formula="of:=CEILING(AVERAGE([.L36];[.K36];[.H36];[.N36]))" office:value-type="float" office:value="80" calcext:value-type="float">
            <text:p>8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7</text:p>
          </table:table-cell>
          <table:table-cell table:style-name="ce44" office:value-type="string" calcext:value-type="string">
            <text:p>Dimas Aditya Candra Nugraha</text:p>
          </table:table-cell>
          <table:table-cell table:style-name="ce44" table:formula="of:=[#REF!]*[#REF!]/16*100+[.$D$3]*AVERAGE([.E37:.H37])+[.$D$4]*AVERAGE([.I37:.J37])+[.$D$5]*[.L37]+[.$D$6]*[.M37]" office:value-type="string" office:string-value="" calcext:value-type="error">
            <text:p>#VALUE!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E37:.G37]))" office:value-type="float" office:value="64" calcext:value-type="float">
            <text:p>64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37:.J37]))" office:value-type="float" office:value="61" calcext:value-type="float">
            <text:p>61</text:p>
          </table:table-cell>
          <table:table-cell table:style-name="ce44" table:formula="of:=CEILING(AVERAGE([.H37];[.K37]))" office:value-type="float" office:value="63" calcext:value-type="float">
            <text:p>63</text:p>
          </table:table-cell>
          <table:table-cell table:style-name="ce44" table:formula="of:=CEILING(AVERAGE([.L37];[.K37];[.H37];[.N37]))" office:value-type="float" office:value="67" calcext:value-type="float">
            <text:p>67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8</text:p>
          </table:table-cell>
          <table:table-cell table:style-name="ce44" office:value-type="string" calcext:value-type="string">
            <text:p>Dimas Bayu Putra Pangestu</text:p>
          </table:table-cell>
          <table:table-cell table:style-name="ce44" table:formula="of:=[#REF!]*[#REF!]/16*100+[.$D$3]*AVERAGE([.E38:.H38])+[.$D$4]*AVERAGE([.I38:.J38])+[.$D$5]*[.L38]+[.$D$6]*[.M38]" office:value-type="string" office:string-value="" calcext:value-type="error">
            <text:p>#VALUE!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E38:.G38]))" office:value-type="float" office:value="67" calcext:value-type="float">
            <text:p>6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38:.J38]))" office:value-type="float" office:value="61" calcext:value-type="float">
            <text:p>61</text:p>
          </table:table-cell>
          <table:table-cell table:style-name="ce44" table:formula="of:=CEILING(AVERAGE([.H38];[.K38]))" office:value-type="float" office:value="64" calcext:value-type="float">
            <text:p>64</text:p>
          </table:table-cell>
          <table:table-cell table:style-name="ce44" table:formula="of:=CEILING(AVERAGE([.L38];[.K38];[.H38];[.N38]))" office:value-type="float" office:value="68" calcext:value-type="float">
            <text:p>68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9</text:p>
          </table:table-cell>
          <table:table-cell table:style-name="ce44" office:value-type="string" calcext:value-type="string">
            <text:p>Dionysius Galih Santiko</text:p>
          </table:table-cell>
          <table:table-cell table:style-name="ce44" table:formula="of:=[#REF!]*[#REF!]/16*100+[.$D$3]*AVERAGE([.E39:.H39])+[.$D$4]*AVERAGE([.I39:.J39])+[.$D$5]*[.L39]+[.$D$6]*[.M39]" office:value-type="string" office:string-value="" calcext:value-type="error">
            <text:p>#VALUE!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39:.G39]))" office:value-type="float" office:value="79" calcext:value-type="float">
            <text:p>79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39:.J39]))" office:value-type="float" office:value="68" calcext:value-type="float">
            <text:p>68</text:p>
          </table:table-cell>
          <table:table-cell table:style-name="ce44" table:formula="of:=CEILING(AVERAGE([.H39];[.K39]))" office:value-type="float" office:value="74" calcext:value-type="float">
            <text:p>74</text:p>
          </table:table-cell>
          <table:table-cell table:style-name="ce44" table:formula="of:=CEILING(AVERAGE([.L39];[.K39];[.H39];[.N39]))" office:value-type="float" office:value="78" calcext:value-type="float">
            <text:p>78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0</text:p>
          </table:table-cell>
          <table:table-cell table:style-name="ce44" office:value-type="string" calcext:value-type="string">
            <text:p>Duwi Febriawan</text:p>
          </table:table-cell>
          <table:table-cell table:style-name="ce44" table:formula="of:=[#REF!]*[#REF!]/16*100+[.$D$3]*AVERAGE([.E40:.H40])+[.$D$4]*AVERAGE([.I40:.J40])+[.$D$5]*[.L40]+[.$D$6]*[.M40]" office:value-type="string" office:string-value="" calcext:value-type="error">
            <text:p>#VALUE!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85" calcext:value-type="float">
            <text:p>85</text:p>
          </table:table-cell>
          <table:table-cell table:style-name="ce44" table:formula="of:=CEILING(AVERAGE([.E40:.G40]))" office:value-type="float" office:value="29" calcext:value-type="float">
            <text:p>29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40:.J40]))" office:value-type="float" office:value="83" calcext:value-type="float">
            <text:p>83</text:p>
          </table:table-cell>
          <table:table-cell table:style-name="ce44" table:formula="of:=CEILING(AVERAGE([.H40];[.K40]))" office:value-type="float" office:value="56" calcext:value-type="float">
            <text:p>56</text:p>
          </table:table-cell>
          <table:table-cell table:style-name="ce44" table:formula="of:=CEILING(AVERAGE([.L40];[.K40];[.H40];[.N40]))" office:value-type="float" office:value="62" calcext:value-type="float">
            <text:p>62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1</text:p>
          </table:table-cell>
          <table:table-cell table:style-name="ce44" office:value-type="string" calcext:value-type="string">
            <text:p>Duwi Muhamad Amin Sulaiman</text:p>
          </table:table-cell>
          <table:table-cell table:style-name="ce44" table:formula="of:=[#REF!]*[#REF!]/16*100+[.$D$3]*AVERAGE([.E41:.H41])+[.$D$4]*AVERAGE([.I41:.J41])+[.$D$5]*[.L41]+[.$D$6]*[.M41]" office:value-type="string" office:string-value="" calcext:value-type="error">
            <text:p>#VALUE!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table:formula="of:=CEILING(AVERAGE([.E41:.G41])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41:.J41]))" office:value-type="float" office:value="41" calcext:value-type="float">
            <text:p>41</text:p>
          </table:table-cell>
          <table:table-cell table:style-name="ce44" table:formula="of:=CEILING(AVERAGE([.H41];[.K41]))" office:value-type="float" office:value="21" calcext:value-type="float">
            <text:p>21</text:p>
          </table:table-cell>
          <table:table-cell table:style-name="ce44" table:formula="of:=CEILING(AVERAGE([.L41];[.K41];[.H41]))" office:value-type="float" office:value="21" calcext:value-type="float">
            <text:p>2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2</text:p>
          </table:table-cell>
          <table:table-cell table:style-name="ce44" office:value-type="string" calcext:value-type="string">
            <text:p>Dwi Febriyawati</text:p>
          </table:table-cell>
          <table:table-cell table:style-name="ce44" table:formula="of:=[#REF!]*[#REF!]/16*100+[.$D$3]*AVERAGE([.E42:.H42])+[.$D$4]*AVERAGE([.I42:.J42])+[.$D$5]*[.L42]+[.$D$6]*[.M42]" office:value-type="string" office:string-value="" calcext:value-type="error">
            <text:p>#VALUE!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42:.G42]))" office:value-type="float" office:value="65" calcext:value-type="float">
            <text:p>6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42:.J42]))" office:value-type="float" office:value="61" calcext:value-type="float">
            <text:p>61</text:p>
          </table:table-cell>
          <table:table-cell table:style-name="ce44" table:formula="of:=CEILING(AVERAGE([.H42];[.K42]))" office:value-type="float" office:value="63" calcext:value-type="float">
            <text:p>63</text:p>
          </table:table-cell>
          <table:table-cell table:style-name="ce44" table:formula="of:=CEILING(AVERAGE([.L42];[.K42];[.H42]))" office:value-type="float" office:value="63" calcext:value-type="float">
            <text:p>63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3</text:p>
          </table:table-cell>
          <table:table-cell table:style-name="ce44" office:value-type="string" calcext:value-type="string">
            <text:p>Dzaki Allam Ziha</text:p>
          </table:table-cell>
          <table:table-cell table:style-name="ce44" table:formula="of:=[#REF!]*[#REF!]/16*100+[.$D$3]*AVERAGE([.E43:.H43])+[.$D$4]*AVERAGE([.I43:.J43])+[.$D$5]*[.L43]+[.$D$6]*[.M43]" office:value-type="string" office:string-value="" calcext:value-type="error">
            <text:p>#VALUE!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E43:.G43]))" office:value-type="float" office:value="70" calcext:value-type="float">
            <text:p>70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43:.J43]))" office:value-type="float" office:value="61" calcext:value-type="float">
            <text:p>61</text:p>
          </table:table-cell>
          <table:table-cell table:style-name="ce44" table:formula="of:=CEILING(AVERAGE([.H43];[.K43]))" office:value-type="float" office:value="66" calcext:value-type="float">
            <text:p>66</text:p>
          </table:table-cell>
          <table:table-cell table:style-name="ce44" table:formula="of:=CEILING(AVERAGE([.L43];[.K43];[.H43];[.N43]))" office:value-type="float" office:value="72" calcext:value-type="float">
            <text:p>72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4</text:p>
          </table:table-cell>
          <table:table-cell table:style-name="ce44" office:value-type="string" calcext:value-type="string">
            <text:p>Efraine Destio Sajiatmoko</text:p>
          </table:table-cell>
          <table:table-cell table:style-name="ce44" table:formula="of:=[#REF!]*[#REF!]/16*100+[.$D$3]*AVERAGE([.E44:.H44])+[.$D$4]*AVERAGE([.I44:.J44])+[.$D$5]*[.L44]+[.$D$6]*[.M44]" office:value-type="string" office:string-value="" calcext:value-type="error">
            <text:p>#VALUE!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44:.G44]))" office:value-type="float" office:value="75" calcext:value-type="float">
            <text:p>75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44:.J44]))" office:value-type="float" office:value="68" calcext:value-type="float">
            <text:p>68</text:p>
          </table:table-cell>
          <table:table-cell table:style-name="ce44" table:formula="of:=CEILING(AVERAGE([.H44];[.K44]))" office:value-type="float" office:value="72" calcext:value-type="float">
            <text:p>72</text:p>
          </table:table-cell>
          <table:table-cell table:style-name="ce44" table:formula="of:=CEILING(AVERAGE([.L44];[.K44];[.H44];[.N44]))" office:value-type="float" office:value="79" calcext:value-type="float">
            <text:p>7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5</text:p>
          </table:table-cell>
          <table:table-cell table:style-name="ce44" office:value-type="string" calcext:value-type="string">
            <text:p>Erika Yulieta</text:p>
          </table:table-cell>
          <table:table-cell table:style-name="ce44" table:formula="of:=[#REF!]*[#REF!]/16*100+[.$D$3]*AVERAGE([.E45:.H45])+[.$D$4]*AVERAGE([.I45:.J45])+[.$D$5]*[.L45]+[.$D$6]*[.M45]" office:value-type="string" office:string-value="" calcext:value-type="error">
            <text:p>#VALUE!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E45:.G45]))" office:value-type="float" office:value="65" calcext:value-type="float">
            <text:p>6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45:.J45]))" office:value-type="float" office:value="61" calcext:value-type="float">
            <text:p>61</text:p>
          </table:table-cell>
          <table:table-cell table:style-name="ce44" table:formula="of:=CEILING(AVERAGE([.H45];[.K45]))" office:value-type="float" office:value="63" calcext:value-type="float">
            <text:p>63</text:p>
          </table:table-cell>
          <table:table-cell table:style-name="ce44" table:formula="of:=CEILING(AVERAGE([.L45];[.K45];[.H45]))" office:value-type="float" office:value="63" calcext:value-type="float">
            <text:p>63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5"/>
          <table:table-cell table:style-name="ce45" office:value-type="string" calcext:value-type="string">
            <text:p>04181036</text:p>
          </table:table-cell>
          <table:table-cell table:style-name="ce45" office:value-type="string" calcext:value-type="string">
            <text:p>Erwin Renda Wardana</text:p>
          </table:table-cell>
          <table:table-cell table:style-name="ce45" table:formula="of:=[#REF!]*[#REF!]/16*100+[.$D$3]*AVERAGE([.E46:.H46])+[.$D$4]*AVERAGE([.I46:.J46])+[.$D$5]*[.L46]+[.$D$6]*[.M46]" office:value-type="string" office:string-value="" calcext:value-type="error">
            <text:p>#VALUE!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44" table:formula="of:=CEILING(AVERAGE([.E46:.G46]))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46:.J46]))" office:value-type="float" office:value="41" calcext:value-type="float">
            <text:p>41</text:p>
          </table:table-cell>
          <table:table-cell table:style-name="ce44" table:formula="of:=CEILING(AVERAGE([.H46];[.K46]))" office:value-type="float" office:value="21" calcext:value-type="float">
            <text:p>21</text:p>
          </table:table-cell>
          <table:table-cell table:style-name="ce44" table:formula="of:=CEILING(AVERAGE([.L46];[.K46];[.H46]))" office:value-type="float" office:value="21" calcext:value-type="float">
            <text:p>21</text:p>
          </table:table-cell>
          <table:table-cell table:style-name="ce44" office:value-type="float" office:value="0" calcext:value-type="float">
            <text:p>0</text:p>
          </table:table-cell>
          <table:table-cell table:style-name="ce54" table:number-columns-repeated="50"/>
        </table:table-row>
        <table:table-row table:style-name="ro1">
          <table:table-cell table:style-name="ce45"/>
          <table:table-cell table:style-name="ce45" office:value-type="string" calcext:value-type="string">
            <text:p>04181037</text:p>
          </table:table-cell>
          <table:table-cell table:style-name="ce45" office:value-type="string" calcext:value-type="string">
            <text:p>Fadhilah Robi Pangestu</text:p>
          </table:table-cell>
          <table:table-cell table:style-name="ce45" table:formula="of:=[#REF!]*[#REF!]/16*100+[.$D$3]*AVERAGE([.E47:.H47])+[.$D$4]*AVERAGE([.I47:.J47])+[.$D$5]*[.L47]+[.$D$6]*[.M47]" office:value-type="string" office:string-value="" calcext:value-type="error">
            <text:p>#VALUE!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44" table:formula="of:=CEILING(AVERAGE([.E47:.G47]))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I47:.J47]))" office:value-type="float" office:value="41" calcext:value-type="float">
            <text:p>41</text:p>
          </table:table-cell>
          <table:table-cell table:style-name="ce44" table:formula="of:=CEILING(AVERAGE([.H47];[.K47]))" office:value-type="float" office:value="21" calcext:value-type="float">
            <text:p>21</text:p>
          </table:table-cell>
          <table:table-cell table:style-name="ce44" table:formula="of:=CEILING(AVERAGE([.L47];[.K47];[.H47]))" office:value-type="float" office:value="21" calcext:value-type="float">
            <text:p>21</text:p>
          </table:table-cell>
          <table:table-cell table:style-name="ce44" office:value-type="float" office:value="0" calcext:value-type="float">
            <text:p>0</text:p>
          </table:table-cell>
          <table:table-cell table:style-name="ce54" table:number-columns-repeated="5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ce24"/>
        <table:table-column table:style-name="co5" table:default-cell-style-name="ce24"/>
        <table:table-column table:style-name="co1" table:default-cell-style-name="Default"/>
        <table:table-row table:style-name="ro1">
          <table:table-cell table:style-name="ce21" office:value-type="string" calcext:value-type="string">
            <text:p>interpolasi lagrange</text:p>
          </table:table-cell>
          <table:table-cell table:style-name="ce21" office:value-type="string" calcext:value-type="string">
            <text:p>pakai excel</text:p>
          </table:table-cell>
          <table:table-cell/>
        </table:table-row>
        <table:table-row table:style-name="ro1">
          <table:table-cell table:style-name="ce22" office:value-type="string" calcext:value-type="string">
            <text:p>Adji Fadhlurrohman Habib</text:p>
          </table:table-cell>
          <table:table-cell table:style-name="ce23"/>
          <table:table-cell/>
        </table:table-row>
        <table:table-row table:style-name="ro1">
          <table:table-cell table:style-name="ce22" office:value-type="string" calcext:value-type="string">
            <text:p>Alvin Dwi Saputra</text:p>
          </table:table-cell>
          <table:table-cell table:style-name="ce23"/>
          <table:table-cell/>
        </table:table-row>
        <table:table-row table:style-name="ro1">
          <table:table-cell table:style-name="ce22" office:value-type="string" calcext:value-type="string">
            <text:p>Arief Fadhilah Rahman</text:p>
          </table:table-cell>
          <table:table-cell table:style-name="ce23"/>
          <table:table-cell/>
        </table:table-row>
        <table:table-row table:style-name="ro1">
          <table:table-cell table:style-name="ce22" office:value-type="string" calcext:value-type="string">
            <text:p>Arya Kurnia Pambudi</text:p>
          </table:table-cell>
          <table:table-cell table:style-name="ce23"/>
          <table:table-cell office:value-type="string" calcext:value-type="string">
            <text:p>+</text:p>
          </table:table-cell>
        </table:table-row>
        <table:table-row table:style-name="ro1">
          <table:table-cell table:style-name="ce22" office:value-type="string" calcext:value-type="string">
            <text:p>Azman</text:p>
          </table:table-cell>
          <table:table-cell table:style-name="ce23"/>
          <table:table-cell/>
        </table:table-row>
        <table:table-row table:style-name="ro1">
          <table:table-cell table:style-name="ce22" office:value-type="string" calcext:value-type="string">
            <text:p>Dionysius Galih Santiko</text:p>
          </table:table-cell>
          <table:table-cell table:style-name="ce23"/>
          <table:table-cell office:value-type="string" calcext:value-type="string">
            <text:p>+</text:p>
          </table:table-cell>
        </table:table-row>
        <table:table-row table:style-name="ro1">
          <table:table-cell table:style-name="ce22" office:value-type="string" calcext:value-type="string">
            <text:p>Choiriansyah Ashari</text:p>
          </table:table-cell>
          <table:table-cell table:style-name="ce23" office:value-type="string" calcext:value-type="string">
            <text:p>bisa dpt error?</text:p>
          </table:table-cell>
          <table:table-cell/>
        </table:table-row>
        <table:table-row table:style-name="ro1">
          <table:table-cell table:style-name="ce22" office:value-type="string" calcext:value-type="string">
            <text:p>Albar Zuda Al-Zubier</text:p>
          </table:table-cell>
          <table:table-cell table:style-name="ce23" office:value-type="string" calcext:value-type="string">
            <text:p>ekstrapolasi?</text:p>
          </table:table-cell>
          <table:table-cell/>
        </table:table-row>
        <table:table-row table:style-name="ro1">
          <table:table-cell table:style-name="ce23"/>
          <table:table-cell table:style-name="ce21"/>
          <table:table-cell/>
        </table:table-row>
        <table:table-row table:style-name="ro1">
          <table:table-cell table:style-name="ce21" office:value-type="string" calcext:value-type="string">
            <text:p>Interpolasi NGF &amp; Deret Taylor</text:p>
          </table:table-cell>
          <table:table-cell table:style-name="ce21" office:value-type="string" calcext:value-type="string">
            <text:p>pakai excel</text:p>
          </table:table-cell>
          <table:table-cell/>
        </table:table-row>
        <table:table-row table:style-name="ro1">
          <table:table-cell table:style-name="ce23" office:value-type="string" calcext:value-type="string">
            <text:p>Ahmad Rizaldy</text:p>
          </table:table-cell>
          <table:table-cell table:style-name="ce23"/>
          <table:table-cell/>
        </table:table-row>
        <table:table-row table:style-name="ro1">
          <table:table-cell table:style-name="ce23" office:value-type="string" calcext:value-type="string">
            <text:p>Akbar Mubarok</text:p>
          </table:table-cell>
          <table:table-cell table:style-name="ce23"/>
          <table:table-cell/>
        </table:table-row>
        <table:table-row table:style-name="ro1">
          <table:table-cell table:style-name="ce23" office:value-type="string" calcext:value-type="string">
            <text:p>Arya Golong</text:p>
          </table:table-cell>
          <table:table-cell table:style-name="ce23"/>
          <table:table-cell/>
        </table:table-row>
        <table:table-row table:style-name="ro1">
          <table:table-cell table:style-name="ce23" office:value-type="string" calcext:value-type="string">
            <text:p>Dandy Saputra</text:p>
          </table:table-cell>
          <table:table-cell table:style-name="ce23"/>
          <table:table-cell office:value-type="string" calcext:value-type="string">
            <text:p>+</text:p>
          </table:table-cell>
        </table:table-row>
        <table:table-row table:style-name="ro1">
          <table:table-cell table:style-name="ce23" office:value-type="string" calcext:value-type="string">
            <text:p>Efraine Destio</text:p>
          </table:table-cell>
          <table:table-cell table:style-name="ce23"/>
          <table:table-cell/>
        </table:table-row>
        <table:table-row table:style-name="ro1">
          <table:table-cell table:style-name="ce22" office:value-type="string" calcext:value-type="string">
            <text:p>Choiriansyah Ashari</text:p>
          </table:table-cell>
          <table:table-cell table:style-name="ce23"/>
          <table:table-cell/>
        </table:table-row>
        <table:table-row table:style-name="ro1">
          <table:table-cell table:style-name="ce23" office:value-type="string" calcext:value-type="string">
            <text:p>Duwi Febriawan</text:p>
          </table:table-cell>
          <table:table-cell table:style-name="ce23"/>
          <table:table-cell/>
        </table:table-row>
        <table:table-row table:style-name="ro1">
          <table:table-cell table:style-name="ce23" table:number-columns-repeated="2"/>
          <table:table-cell/>
        </table:table-row>
        <table:table-row table:style-name="ro2">
          <table:table-cell table:style-name="ce21" office:value-type="string" calcext:value-type="string">
            <text:p>Interpolasi Numerik; Integral Numerik; Deferensiasi Numerik</text:p>
          </table:table-cell>
          <table:table-cell table:style-name="ce21" office:value-type="string" calcext:value-type="string">
            <text:p>pakai octave</text:p>
          </table:table-cell>
          <table:table-cell/>
        </table:table-row>
        <table:table-row table:style-name="ro1">
          <table:table-cell table:style-name="ce23" office:value-type="string" calcext:value-type="string">
            <text:p>Anzan</text:p>
          </table:table-cell>
          <table:table-cell table:style-name="ce23"/>
          <table:table-cell/>
        </table:table-row>
        <table:table-row table:style-name="ro1">
          <table:table-cell table:style-name="ce23" office:value-type="string" calcext:value-type="string">
            <text:p>Daniel</text:p>
          </table:table-cell>
          <table:table-cell table:style-name="ce23"/>
          <table:table-cell/>
        </table:table-row>
        <table:table-row table:style-name="ro1">
          <table:table-cell table:style-name="ce23" office:value-type="string" calcext:value-type="string">
            <text:p>Duwi Febriawan</text:p>
          </table:table-cell>
          <table:table-cell table:style-name="ce23"/>
          <table:table-cell office:value-type="string" calcext:value-type="string">
            <text:p>+</text:p>
          </table:table-cell>
        </table:table-row>
        <table:table-row table:style-name="ro1">
          <table:table-cell table:style-name="ce23" office:value-type="string" calcext:value-type="string">
            <text:p>Andi Ilham</text:p>
          </table:table-cell>
          <table:table-cell table:style-name="ce23"/>
          <table:table-cell/>
        </table:table-row>
        <table:table-row table:style-name="ro1">
          <table:table-cell table:style-name="ce23" office:value-type="string" calcext:value-type="string">
            <text:p>Arjun</text:p>
          </table:table-cell>
          <table:table-cell table:style-name="ce23"/>
          <table:table-cell/>
        </table:table-row>
        <table:table-row table:style-name="ro3">
          <table:table-cell table:style-name="ce23" office:value-type="string" calcext:value-type="string">
            <text:p>Choiriansyah Ashari</text:p>
          </table:table-cell>
          <table:table-cell table:style-name="ce23" office:value-type="string" calcext:value-type="string">
            <text:p>tujuannya menggunakan semua metode? interpolasi, integral, differensiasi.</text:p>
          </table:table-cell>
          <table:table-cell/>
        </table:table-row>
        <table:table-row table:style-name="ro2">
          <table:table-cell office:value-type="string" calcext:value-type="string">
            <text:p>Dandy Saputra</text:p>
          </table:table-cell>
          <table:table-cell office:value-type="string" calcext:value-type="string">
            <text:p>kenapa negatif?</text:p>
          </table:table-cell>
          <table:table-cell/>
        </table:table-row>
        <table:table-row table:style-name="ro1">
          <table:table-cell table:style-name="ce22" office:value-type="string" calcext:value-type="string">
            <text:p>Arya Kurnia Pambudi</text:p>
          </table:table-cell>
          <table:table-cell office:value-type="string" calcext:value-type="string">
            <text:p>pembulatan</text:p>
          </table:table-cell>
          <table:table-cell/>
        </table:table-row>
        <table:table-row table:style-name="ro1">
          <table:table-cell table:style-name="ce22"/>
          <table:table-cell table:number-columns-repeated="2"/>
        </table:table-row>
        <table:table-row table:style-name="ro2">
          <table:table-cell table:style-name="ce25" office:value-type="string" calcext:value-type="string">
            <text:p>ekstrapolasi modified akima</text:p>
          </table:table-cell>
          <table:table-cell table:style-name="ce25" office:value-type="string" calcext:value-type="string">
            <text:p>toolbox matlab</text:p>
          </table:table-cell>
          <table:table-cell/>
        </table:table-row>
        <table:table-row table:style-name="ro1">
          <table:table-cell office:value-type="string" calcext:value-type="string">
            <text:p>Choiriansyah Ashari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hmad rizal syahbi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iriansyah Ash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as adity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zan aulia yahya</text:p>
          </table:table-cell>
          <table:table-cell office:value-type="string" calcext:value-type="string">
            <text:p>kekurangan metode ini?</text:p>
          </table:table-cell>
          <table:table-cell/>
        </table:table-row>
        <table:table-row table:style-name="ro4">
          <table:table-cell office:value-type="string" calcext:value-type="string">
            <text:p>Dandy Saputra</text:p>
          </table:table-cell>
          <table:table-cell office:value-type="string" calcext:value-type="string">
            <text:p>penjelasan metode modified akim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5" office:value-type="string" calcext:value-type="string">
            <text:p>NGF v LaGrange</text:p>
          </table:table-cell>
          <table:table-cell office:value-type="string" calcext:value-type="string">
            <text:p>Excel</text:p>
          </table:table-cell>
          <table:table-cell/>
        </table:table-row>
        <table:table-row table:style-name="ro1">
          <table:table-cell office:value-type="string" calcext:value-type="string">
            <text:p>akhmad mal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r Zuda Al-Zub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ga aulia rah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anuari erdi ast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aki allam zih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hoiriansyah Ashari</text:p>
          </table:table-cell>
          <table:table-cell office:value-type="string" calcext:value-type="string">
            <text:p>mana perbandingan metode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egral dan differensial numer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h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a fa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i febriyawa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ka yuliet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ndy Saputra</text:p>
          </table:table-cell>
          <table:table-cell table:number-columns-repeated="2"/>
        </table:table-row>
        <table:table-row table:style-name="ro1" table:number-rows-repeated="10485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number number:decimal-places="0" loext:min-decimal-places="0" number:min-integer-digits="1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0:28:37.633599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fta Nur Farid</meta:initial-creator>
    <meta:creation-date>2019-09-19T09:59:29.701591870</meta:creation-date>
    <dc:date>2020-01-06T10:36:52.620478262</dc:date>
    <dc:creator>Mifta Nur Farid</dc:creator>
    <meta:editing-duration>PT3H5M</meta:editing-duration>
    <meta:editing-cycles>23</meta:editing-cycles>
    <meta:generator>LibreOffice/6.3.0.4$Linux_X86_64 LibreOffice_project/30$Build-4</meta:generator>
    <meta:document-statistic meta:table-count="2" meta:cell-count="575" meta:object-count="0"/>
  </office:meta>
</office:document-meta>
</file>